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0080" draw:marker-end="Arrow" draw:marker-end-width="0.203cm" draw:fill="none" draw:textarea-vertical-align="middle"/>
    </style:style>
    <style:style style:name="gr4" style:family="graphic" style:parent-style-name="standard">
      <style:graphic-properties svg:stroke-color="#66cc00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096cm" svg:height="0.889cm" svg:x="1.108cm" svg:y="10.274cm">
          <text:p text:style-name="P1">GeneralUser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8.89cm" svg:height="0.889cm" svg:x="7.739cm" svg:y="10.274cm">
          <text:p text:style-name="P1">TensorMechanicsPlastic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2.54cm" svg:height="0.762cm" svg:x="17.826cm" svg:y="3.743cm">
          <text:p text:style-name="P1">TMPJ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4.572cm" svg:height="0.889cm" svg:x="17.753cm" svg:y="5.294cm">
          <text:p text:style-name="P1">TMPMeanCa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5.715cm" svg:height="0.889cm" svg:x="17.769cm" svg:y="6.972cm">
          <text:p text:style-name="P1">TMPMohrCoulomb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6" draw:id="id6" draw:layer="layout" svg:width="6.731cm" svg:height="0.889cm" svg:x="17.678cm" svg:y="8.623cm">
          <text:p text:style-name="P1">TMPMohrCoulombMult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7" draw:id="id7" draw:layer="layout" svg:width="5.461cm" svg:height="0.889cm" svg:x="17.764cm" svg:y="10.247cm">
          <text:p text:style-name="P1">TMPSimpleTes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8" draw:id="id8" draw:layer="layout" svg:width="3.81cm" svg:height="0.889cm" svg:x="17.788cm" svg:y="11.93cm">
          <text:p text:style-name="P1">TMPTensi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9" draw:id="id9" draw:layer="layout" svg:width="4.953cm" svg:height="0.889cm" svg:x="17.785cm" svg:y="13.662cm">
          <text:p text:style-name="P1">TMPTensileMult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0" draw:id="id10" draw:layer="layout" svg:width="6.477cm" svg:height="0.889cm" svg:x="17.734cm" svg:y="15.359cm">
          <text:p text:style-name="P1">TMPWeakPlaneShea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1" draw:id="id11" draw:layer="layout" svg:width="6.858cm" svg:height="0.889cm" svg:x="17.729cm" svg:y="17.356cm">
          <text:p text:style-name="P1">TMPWeakPlaneTensi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2" draw:id="id12" draw:layer="layout" svg:width="7.112cm" svg:height="0.889cm" svg:x="19.528cm" svg:y="19.288cm">
          <text:p text:style-name="P1">TMPWeakPlaneTensile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7.739cm" svg:y1="10.718cm" svg:x2="7.204cm" svg:y2="10.718cm" draw:start-shape="id1" draw:start-glue-point="5" draw:end-shape="id2" draw:end-glue-point="7" svg:d="M7739 10718h-535" svg:viewBox="0 0 536 1">
          <text:p/>
        </draw:connector>
        <draw:connector draw:style-name="gr3" draw:text-style-name="P1" draw:layer="layout" draw:type="line" svg:x1="17.826cm" svg:y1="4.124cm" svg:x2="12.184cm" svg:y2="10.274cm" draw:start-shape="id3" draw:start-glue-point="5" draw:end-shape="id1" draw:end-glue-point="4" svg:d="M17826 4124l-5642 6150" svg:viewBox="0 0 5643 6151">
          <text:p/>
        </draw:connector>
        <draw:connector draw:style-name="gr3" draw:text-style-name="P1" draw:layer="layout" draw:type="line" svg:x1="17.753cm" svg:y1="5.738cm" svg:x2="12.184cm" svg:y2="10.274cm" draw:start-shape="id4" draw:start-glue-point="5" draw:end-shape="id1" draw:end-glue-point="4" svg:d="M17753 5738l-5569 4536" svg:viewBox="0 0 5570 4537">
          <text:p/>
        </draw:connector>
        <draw:connector draw:style-name="gr3" draw:text-style-name="P1" draw:layer="layout" draw:type="line" svg:x1="17.769cm" svg:y1="7.416cm" svg:x2="12.184cm" svg:y2="10.274cm" draw:start-shape="id5" draw:start-glue-point="5" draw:end-shape="id1" draw:end-glue-point="4" svg:d="M17769 7416l-5585 2858" svg:viewBox="0 0 5586 2859">
          <text:p/>
        </draw:connector>
        <draw:connector draw:style-name="gr3" draw:text-style-name="P1" draw:layer="layout" draw:type="line" svg:x1="17.678cm" svg:y1="9.067cm" svg:x2="16.629cm" svg:y2="10.718cm" draw:start-shape="id6" draw:start-glue-point="5" draw:end-shape="id1" draw:end-glue-point="7" svg:d="M17678 9067l-1049 1651" svg:viewBox="0 0 1050 1652">
          <text:p/>
        </draw:connector>
        <draw:connector draw:style-name="gr3" draw:text-style-name="P1" draw:layer="layout" draw:type="line" svg:x1="17.764cm" svg:y1="10.691cm" svg:x2="16.629cm" svg:y2="10.718cm" draw:start-shape="id7" draw:start-glue-point="5" draw:end-shape="id1" draw:end-glue-point="7" svg:d="M17764 10691l-1135 27" svg:viewBox="0 0 1136 28">
          <text:p/>
        </draw:connector>
        <draw:connector draw:style-name="gr3" draw:text-style-name="P1" draw:layer="layout" draw:type="line" svg:x1="17.788cm" svg:y1="12.374cm" svg:x2="16.629cm" svg:y2="10.718cm" draw:start-shape="id8" draw:start-glue-point="5" draw:end-shape="id1" draw:end-glue-point="7" svg:d="M17788 12374l-1159-1656" svg:viewBox="0 0 1160 1657">
          <text:p/>
        </draw:connector>
        <draw:connector draw:style-name="gr3" draw:text-style-name="P1" draw:layer="layout" draw:type="line" svg:x1="17.785cm" svg:y1="14.106cm" svg:x2="12.184cm" svg:y2="11.163cm" draw:start-shape="id9" draw:start-glue-point="5" draw:end-shape="id1" draw:end-glue-point="6" svg:d="M17785 14106l-5601-2943" svg:viewBox="0 0 5602 2944">
          <text:p/>
        </draw:connector>
        <draw:connector draw:style-name="gr3" draw:text-style-name="P1" draw:layer="layout" draw:type="line" svg:x1="17.734cm" svg:y1="15.803cm" svg:x2="12.184cm" svg:y2="11.163cm" draw:start-shape="id10" draw:start-glue-point="5" draw:end-shape="id1" draw:end-glue-point="6" svg:d="M17734 15803l-5550-4640" svg:viewBox="0 0 5551 4641">
          <text:p/>
        </draw:connector>
        <draw:connector draw:style-name="gr3" draw:text-style-name="P1" draw:layer="layout" draw:type="line" svg:x1="17.729cm" svg:y1="17.8cm" svg:x2="12.184cm" svg:y2="11.163cm" draw:start-shape="id11" draw:start-glue-point="5" draw:end-shape="id1" draw:end-glue-point="6" svg:d="M17729 17800l-5545-6637" svg:viewBox="0 0 5546 6638">
          <text:p/>
        </draw:connector>
        <draw:connector draw:style-name="gr3" draw:text-style-name="P1" draw:layer="layout" draw:type="line" svg:x1="23.084cm" svg:y1="19.288cm" svg:x2="21.158cm" svg:y2="18.245cm" draw:start-shape="id12" draw:start-glue-point="4" draw:end-shape="id11" svg:d="M23084 19288l-1926-1043" svg:viewBox="0 0 1927 1044">
          <text:p/>
        </draw:connector>
        <draw:custom-shape draw:style-name="gr2" draw:text-style-name="P1" xml:id="id14" draw:id="id14" draw:layer="layout" svg:width="6.096cm" svg:height="0.889cm" svg:x="3.602cm" svg:y="8.469cm">
          <text:p text:style-name="P1">TMHardening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3" draw:id="id13" draw:layer="layout" svg:width="4.953cm" svg:height="1.016cm" svg:x="9.79cm" svg:y="6.21cm">
          <text:p text:style-name="P1">TMHExponenti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5" draw:id="id15" draw:layer="layout" svg:width="5.842cm" svg:height="1.016cm" svg:x="10.282cm" svg:y="4.532cm">
          <text:p text:style-name="P1">TMHCutExponential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xml:id="id16" draw:id="id16" draw:layer="layout" svg:width="4.699cm" svg:height="0.889cm" svg:x="9.039cm" svg:y="3.081cm">
          <text:p text:style-name="P1">TMHGaussia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8" draw:id="id18" draw:layer="layout" svg:width="3.556cm" svg:height="0.889cm" svg:x="3.502cm" svg:y="6.318cm">
          <text:p text:style-name="P1">TMHCubi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9" draw:id="id19" draw:layer="layout" svg:width="4.572cm" svg:height="1.016cm" svg:x="2.532cm" svg:y="4.832cm">
          <text:p text:style-name="P1">TMHConsta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7" draw:id="id17" draw:layer="layout" svg:width="5.842cm" svg:height="1.016cm" svg:x="1.281cm" svg:y="3.035cm">
          <text:p text:style-name="P1">RambergOsgood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2.267cm" svg:y1="7.226cm" svg:x2="9.698cm" svg:y2="8.913cm" draw:start-shape="id13" draw:start-glue-point="6" draw:end-shape="id14" draw:end-glue-point="7" svg:d="M12267 7226l-2569 1687" svg:viewBox="0 0 2570 1688">
          <text:p/>
        </draw:connector>
        <draw:connector draw:style-name="gr3" draw:text-style-name="P1" draw:layer="layout" draw:type="line" svg:x1="10.282cm" svg:y1="5.04cm" svg:x2="6.65cm" svg:y2="8.469cm" draw:start-shape="id15" draw:start-glue-point="5" draw:end-shape="id14" draw:end-glue-point="4" svg:d="M10282 5040l-3632 3429" svg:viewBox="0 0 3633 3430">
          <text:p/>
        </draw:connector>
        <draw:connector draw:style-name="gr3" draw:text-style-name="P1" draw:layer="layout" draw:type="line" svg:x1="9.039cm" svg:y1="3.525cm" svg:x2="6.65cm" svg:y2="8.469cm" draw:start-shape="id16" draw:start-glue-point="5" draw:end-shape="id14" draw:end-glue-point="4" svg:d="M9039 3525l-2389 4944" svg:viewBox="0 0 2390 4945">
          <text:p/>
        </draw:connector>
        <draw:connector draw:style-name="gr3" draw:text-style-name="P1" draw:layer="layout" draw:type="line" svg:x1="1.281cm" svg:y1="3.543cm" svg:x2="3.602cm" svg:y2="8.913cm" draw:start-shape="id17" draw:start-glue-point="5" draw:end-shape="id14" draw:end-glue-point="5" svg:d="M1281 3543l2321 5370" svg:viewBox="0 0 2322 5371">
          <text:p/>
        </draw:connector>
        <draw:connector draw:style-name="gr3" draw:text-style-name="P1" draw:layer="layout" draw:type="line" svg:x1="5.28cm" svg:y1="7.207cm" svg:x2="6.65cm" svg:y2="8.469cm" draw:start-shape="id18" draw:start-glue-point="6" draw:end-shape="id14" draw:end-glue-point="4" svg:d="M5280 7207l1370 1262" svg:viewBox="0 0 1371 1263">
          <text:p/>
        </draw:connector>
        <draw:connector draw:style-name="gr3" draw:text-style-name="P1" draw:layer="layout" draw:type="line" svg:x1="2.532cm" svg:y1="5.34cm" svg:x2="3.602cm" svg:y2="8.913cm" draw:start-shape="id19" draw:start-glue-point="5" draw:end-shape="id14" svg:d="M2532 5340l1070 3573" svg:viewBox="0 0 1071 3574">
          <text:p/>
        </draw:connector>
        <draw:connector draw:style-name="gr3" draw:text-style-name="P1" draw:layer="layout" draw:type="line" svg:x1="6.65cm" svg:y1="9.358cm" svg:x2="4.156cm" svg:y2="10.274cm" draw:start-shape="id14" draw:start-glue-point="6" draw:end-shape="id2" draw:end-glue-point="4" svg:d="M6650 9358l-2494 916" svg:viewBox="0 0 2495 917">
          <text:p/>
        </draw:connector>
        <draw:custom-shape draw:style-name="gr2" draw:text-style-name="P1" xml:id="id20" draw:id="id20" draw:layer="layout" svg:width="4.953cm" svg:height="1.016cm" svg:x="4.837cm" svg:y="12.352cm">
          <text:p text:style-name="P1">FlowRate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2" draw:id="id22" draw:layer="layout" svg:width="5.969cm" svg:height="1.016cm" svg:x="6.742cm" svg:y="14.538cm">
          <text:p text:style-name="P1">HyperElasticStre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23" draw:id="id23" draw:layer="layout" svg:width="5.969cm" svg:height="0.889cm" svg:x="6.75cm" svg:y="16.516cm">
          <text:p text:style-name="P1">EulerAngleProvi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4" draw:id="id24" draw:layer="layout" svg:width="6.604cm" svg:height="0.838cm" svg:x="10.433cm" svg:y="18.826cm">
          <text:p text:style-name="P1">EulerAngleFileRea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5" draw:id="id25" draw:layer="layout" svg:width="4.445cm" svg:height="0.889cm" svg:x="4.637cm" svg:y="18.934cm">
          <text:p text:style-name="P1">EBSDRead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1" draw:id="id21" draw:layer="layout" svg:width="8.001cm" svg:height="1.016cm" draw:transform="rotate (-1.5707963267949) translate (2.805cm 12.479cm)">
          <text:p text:style-name="P1">ElementPropertyReadFi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7.314cm" svg:y1="12.352cm" svg:x2="4.156cm" svg:y2="11.163cm" draw:start-shape="id20" draw:start-glue-point="4" draw:end-shape="id2" draw:end-glue-point="6" svg:d="M7314 12352l-3158-1189" svg:viewBox="0 0 3159 1190">
          <text:p/>
        </draw:connector>
        <draw:connector draw:style-name="gr3" draw:text-style-name="P1" draw:layer="layout" draw:type="line" svg:x1="2.298cm" svg:y1="12.479cm" svg:x2="4.156cm" svg:y2="11.163cm" draw:start-shape="id21" draw:start-glue-point="5" draw:end-shape="id2" draw:end-glue-point="6" svg:d="M2298 12479l1858-1316" svg:viewBox="0 0 1859 1317">
          <text:p/>
        </draw:connector>
        <draw:connector draw:style-name="gr3" draw:text-style-name="P1" draw:layer="layout" draw:type="line" svg:x1="9.727cm" svg:y1="14.538cm" svg:x2="7.314cm" svg:y2="13.368cm" draw:start-shape="id22" draw:start-glue-point="4" draw:end-shape="id20" draw:end-glue-point="6" svg:d="M9727 14538l-2413-1170" svg:viewBox="0 0 2414 1171">
          <text:p/>
        </draw:connector>
        <draw:connector draw:style-name="gr3" draw:text-style-name="P1" draw:layer="layout" draw:type="line" svg:x1="9.735cm" svg:y1="16.516cm" svg:x2="9.727cm" svg:y2="15.554cm" draw:start-shape="id23" draw:start-glue-point="4" draw:end-shape="id22" draw:end-glue-point="6" svg:d="M9735 16516l-8-962" svg:viewBox="0 0 9 963">
          <text:p/>
        </draw:connector>
        <draw:connector draw:style-name="gr3" draw:text-style-name="P1" draw:layer="layout" draw:type="line" svg:x1="13.735cm" svg:y1="18.826cm" svg:x2="9.735cm" svg:y2="17.405cm" draw:start-shape="id24" draw:start-glue-point="4" draw:end-shape="id23" draw:end-glue-point="6" svg:d="M13735 18826l-4000-1421" svg:viewBox="0 0 4001 1422">
          <text:p/>
        </draw:connector>
        <draw:connector draw:style-name="gr3" draw:text-style-name="P1" draw:layer="layout" draw:type="line" svg:x1="6.86cm" svg:y1="18.934cm" svg:x2="9.735cm" svg:y2="17.405cm" draw:start-shape="id25" draw:start-glue-point="4" draw:end-shape="id23" draw:end-glue-point="6" svg:d="M6860 18934l2875-1529" svg:viewBox="0 0 2876 1530">
          <text:p/>
        </draw:connector>
        <draw:custom-shape draw:style-name="gr5" draw:text-style-name="P1" draw:layer="layout" svg:width="15.113cm" svg:height="1.143cm" svg:x="11.789cm" svg:y="1.1cm">
          <text:p text:style-name="P1">Tensor Mechanics UserObjects Inheritance Structure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chel Waxman</meta:initial-creator>
    <meta:creation-date>2015-09-28T10:48:11.649264756</meta:creation-date>
    <dc:date>2015-09-28T15:24:27.907996773</dc:date>
    <dc:creator>Rachel Waxman</dc:creator>
    <meta:editing-duration>PT4H21M</meta:editing-duration>
    <meta:editing-cycles>11</meta:editing-cycles>
    <meta:generator>LibreOffice/4.2.8.2$Linux_X86_64 LibreOffice_project/420m0$Build-2</meta:generator>
    <meta:document-statistic meta:object-count="50"/>
  </office:meta>
</office:document-meta>
</file>